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122830CF7E7ACF9A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5.413cm" draw:z-index="0"><draw:image xlink:href="Pictures/10000000000003AE00000122830CF7E7ACF9A7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3:52:28.562000000</meta:creation-date>
    <dc:date>2022-02-21T13:52:39.212000000</dc:date>
    <meta:editing-duration>PT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3.2$Windows_X86_64 LibreOffice_project/86daf60bf00efa86ad547e59e09d6bb77c699acb</meta:generator>
  </office:meta>
</office:document-meta>
</file>